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89b7" officeooo:paragraph-rsid="000389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Outline</text:p>
      <text:h text:style-name="Heading_20_1" text:outline-level="1">Day 01</text:h>
      <text:p text:style-name="P1">One line text in html file and how it displays on the browser</text:p>
      <text:p text:style-name="P1">add &lt;strong&gt; tag</text:p>
      <text:p text:style-name="P1">doctype tag</text:p>
      <text:p text:style-name="P1">html minimal structure</text:p>
      <text:p text:style-name="P1">title tag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9:46:32.961684647</meta:creation-date>
    <dc:date>2021-05-20T19:50:53.762246662</dc:date>
    <meta:editing-duration>PT4M21S</meta:editing-duration>
    <meta:editing-cycles>1</meta:editing-cycles>
    <meta:document-statistic meta:table-count="0" meta:image-count="0" meta:object-count="0" meta:page-count="1" meta:paragraph-count="7" meta:word-count="26" meta:character-count="132" meta:non-whitespace-character-count="113"/>
    <meta:generator>LibreOffice/6.4.7.2$Linux_X86_64 LibreOffice_project/40$Build-2</meta:generator>
  </office:meta>
</office:document-meta>
</file>